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6.2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style:vertical-align="middle"/>
    </style:style>
    <style:style style:name="ce15" style:family="table-cell" style:parent-style-name="Default" style:data-style-name="N10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super 58%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</office:automatic-styles>
  <office:body>
    <office:spreadsheet>
      <table:table table:name="Nom_Prenom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2.5" calcext:value-type="float">
            <text:p>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AVO_Alexandr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3.6" calcext:value-type="float">
            <text:p>3,6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1" calcext:value-type="float">
            <text:p>2,1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6" calcext:value-type="float">
            <text:p>0,6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document fourni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document fourni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document fourni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document fourni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document fourni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document fourni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evet_Alexandr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0.75" calcext:value-type="float">
            <text:p>0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nom de classe + erreur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_ROCHA_Gatie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5.5" calcext:value-type="float">
            <text:p>15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nault_Gabi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5.75" calcext:value-type="float">
            <text:p>15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4.25" calcext:value-type="float">
            <text:p>4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75" calcext:value-type="float">
            <text:p>1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ne correspond pas à résultat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3" calcext:value-type="float">
            <text:p>3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YS_Theo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4.75" calcext:value-type="float">
            <text:p>4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ce n'est pas en max * max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erroné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CHE--MANIC_Gianni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.5" calcext:value-type="float">
            <text:p>1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E_Mathéo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3.95" calcext:value-type="float">
            <text:p>3,9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95" calcext:value-type="float">
            <text:p>1,9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" calcext:value-type="float">
            <text:p>0,7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omparatif inexploitabl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borgne_Neo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6.25" calcext:value-type="float">
            <text:p>16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75" calcext:value-type="float">
            <text:p>3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75" calcext:value-type="float">
            <text:p>1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3" calcext:value-type="float">
            <text:p>3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elDiviller_Améli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4.25" calcext:value-type="float">
            <text:p>4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25" calcext:value-type="float">
            <text:p>1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omparatif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omparatifs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omparatif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omparatif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omparatif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comparatifs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ert_Elis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8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.25">
            <text:p>11,25</text:p>
          </table:table-cell>
          <table:table-cell table:style-name="ce1" table:number-columns-repeated="1014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0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.25">
            <text:p>2,25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e javaDoc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xception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table:style-name="ce1" office:value-type="string">
            <text:p>mauvais nom</text:p>
          </table:table-cell>
          <table:table-cell table:style-name="ce1" table:number-columns-repeated="1016"/>
        </table:table-row>
        <table:table-row table:style-name="ro12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3">
            <text:p>3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incorrect</text:p>
          </table:table-cell>
          <table:table-cell table:style-name="ce1" table:number-columns-repeated="1016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TrisTableau rendu en retard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8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 table:number-rows-repeated="104849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omain_Axe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3.5" calcext:value-type="float">
            <text:p>13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retin_Nath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8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-1.25">
            <text:p>-1,25</text:p>
          </table:table-cell>
          <table:table-cell table:style-name="ce1" table:number-columns-repeated="1014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0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0.75">
            <text:p>0,75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ne compile pas (beaucoup trop d'erreurs !)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pas de javaDoc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">
            <text:p>0,00</text:p>
          </table:table-cell>
          <table:table-cell table:style-name="ce1" office:value-type="string">
            <text:p>pas de comparatifs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table:style-name="ce1" office:value-type="string">
            <text:p>pas de comparatifs</text:p>
          </table:table-cell>
          <table:table-cell table:style-name="ce1" table:number-columns-repeated="1016"/>
        </table:table-row>
        <table:table-row table:style-name="ro12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">
            <text:p>0,00</text:p>
          </table:table-cell>
          <table:table-cell table:style-name="ce1" office:value-type="string">
            <text:p>pas de comparatifs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office:value-type="string">
            <text:p>pas de comparatifs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s TrisTableau et Planification rendus en retard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8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 table:number-rows-repeated="104849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ime_Raphae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5" calcext:value-type="float">
            <text:p>15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5" calcext:value-type="float">
            <text:p>3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,00</text:p>
          </table:table-cell>
          <table:table-cell table:style-name="ce1" office:value-type="string" calcext:value-type="string">
            <text:p>warnin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efficacité n'est pas en n 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lz_Youen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" calcext:value-type="float">
            <text:p>12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 à partir de taille 80000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uillis_Awe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8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.75">
            <text:p>8,75</text:p>
          </table:table-cell>
          <table:table-cell table:style-name="ce1" table:number-columns-repeated="1014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0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.25">
            <text:p>2,25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xception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pt/n2 = 0 incorrect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incorrect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1">
            <text:p>1,00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pt/nlog2n aberrant</text:p>
          </table:table-cell>
          <table:table-cell table:style-name="ce1" table:number-columns-repeated="1016"/>
        </table:table-row>
        <table:table-row table:style-name="ro13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14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erroné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erroné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pt/n2 = 0 incorrect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incorrect</text:p>
          </table:table-cell>
          <table:table-cell table:style-name="ce1" table:number-columns-repeated="1016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risTableau.java rendu en retard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8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 table:number-rows-repeated="104849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e_Menn_Franklin_Eliott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3" calcext:value-type="float">
            <text:p>3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e javaDoc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rec_Guillaum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" calcext:value-type="float">
            <text:p>8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25" calcext:value-type="float">
            <text:p>0,25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valeurs négatives !!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5" calcext:value-type="float">
            <text:p>0,50</text:p>
          </table:table-cell>
          <table:table-cell table:style-name="ce1" office:value-type="string" calcext:value-type="string">
            <text:p>inexistante / l'efficacité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llion_Jean-Loup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75" calcext:value-type="float">
            <text:p>12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75" calcext:value-type="float">
            <text:p>3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boucle infini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office:value-type="string" calcext:value-type="string">
            <text:p>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office:value-type="string" calcext:value-type="string">
            <text:p>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valeurs négatives à partir de n = 64000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colas_Jule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8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25">
            <text:p>10,25</text:p>
          </table:table-cell>
          <table:table-cell table:style-name="ce1" table:number-columns-repeated="1014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0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.5">
            <text:p>2,50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11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.25">
            <text:p>0,25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cpt/n2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25">
            <text:p>0,25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.5">
            <text:p>0,50</text:p>
          </table:table-cell>
          <table:table-cell table:style-name="ce1" table:number-columns-repeated="1017"/>
        </table:table-row>
        <table:table-row table:style-name="ro12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bug exécution</text:p>
          </table:table-cell>
          <table:table-cell table:style-name="ce1" table:number-columns-repeated="1016"/>
        </table:table-row>
        <table:table-row table:style-name="ro13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12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2">
            <text:p>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1">
            <text:p>1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10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9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SimplesTableau rendu en retard</text:p>
          </table:table-cell>
          <table:table-cell table:style-name="ce1" table:number-columns-repeated="1016"/>
        </table:table-row>
        <table:table-row table:style-name="ro9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9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8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8" table:number-rows-repeated="104849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RUDIN_Mathi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.5" calcext:value-type="float">
            <text:p>9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NT_Jonath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.5" calcext:value-type="float">
            <text:p>9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boucle infini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(n * max)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ommentaire ni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bic_Axe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0.75" calcext:value-type="float">
            <text:p>0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office:value-type="string" calcext:value-type="string">
            <text:p>mauvaises tabulations</text:p>
          </table:table-cell>
          <table:table-cell table:style-name="ce1" table:number-columns-repeated="1016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pas de javaDoc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viner_Killi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0.5" calcext:value-type="float">
            <text:p>0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e compile pas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e javaDoc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ie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néant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heo_Valle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.25" calcext:value-type="float">
            <text:p>9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16/01/2023</text:date>, <text:time>12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8M44S</meta:editing-duration>
    <meta:editing-cycles>349</meta:editing-cycles>
    <meta:generator>OpenOffice/4.1.1$Win32 OpenOffice.org_project/411m6$Build-9775</meta:generator>
    <dc:date>2023-01-16T12:15:44.61</dc:date>
    <dc:creator>JF Kamp</dc:creator>
    <meta:document-statistic meta:table-count="25" meta:cell-count="3878" meta:object-count="0"/>
    <meta:user-defined meta:name="Info 1"/>
    <meta:user-defined meta:name="Info 2"/>
    <meta:user-defined meta:name="Info 3"/>
    <meta:user-defined meta:name="Info 4"/>
  </office:meta>
</office:document-meta>
</file>